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YSON, PEDRO</text:p>
          </table:table-cell>
          <table:table-cell table:style-name="ce1" office:value-type="string" calcext:value-type="string">
            <text:p>SYSON, PETER</text:p>
          </table:table-cell>
          <table:table-cell table:style-name="ce1" office:value-type="string" calcext:value-type="string">
            <text:p>OLOPS</text:p>
          </table:table-cell>
          <table:table-cell table:style-name="ce1" office:value-type="string" calcext:value-type="string">
            <text:p>REJUSO, CHARITY AMOR</text:p>
          </table:table-cell>
        </table:table-row>
        <table:table-row table:style-name="ro1">
          <table:table-cell table:style-name="ce2" table:formula="of:=NOW()" office:value-type="date" office:date-value="2020-04-20T16:05:36.21" calcext:value-type="date">
            <text:p>20-Apr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-00-0000</text:date>, <text:time style:data-style-name="N2" text:time-value="16:05:36.07450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8T07:03:45.160472000</meta:creation-date>
    <dc:date>2020-04-20T16:05:53.604968000</dc:date>
    <meta:editing-duration>P1DT4H44M8S</meta:editing-duration>
    <meta:editing-cycles>9</meta:editing-cycles>
    <meta:generator>LibreOffice/6.3.5.2$MacOSX_X86_64 LibreOffice_project/dd0751754f11728f69b42ee2af66670068624673</meta:generator>
    <meta:document-statistic meta:table-count="1" meta:cell-count="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sendReportToCashier
'  Copyright 2019~2020 Usbong Social Systems, Inc.
'
'  Licensed under the Apache License, Version 2.0 (the "License"); you may not use this file except in compliance with the License. You ' may obtain a copy of the License at
'
'  http://www.apache.org/licenses/LICENSE-2.0
'
' 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 @author: Michael Syson
'  @date created: 20190807
'  @date updated: 20200420
'
'  References:
'  1) https://stackoverflow.com/questions/1319136/openoffice-calc-macro-for-csv-saving;
'  last accessed: 20200420
'  2) https://documentation.libreoffice.org/assets/Uploads/Documentation/en/GS5.1/HTML/GS5113-GettingStartedWithMacros.html#__RefHeading__5158_1196992793;
'  last accessed: 20200420
'  3) https://wiki.openoffice.org/wiki/Documentation/DevGuide/Spreadsheets/Filter_Options 
'  last accessed: 20200420
'

'Application.DisplayAlerts = False

  dim document   as object
  dim dispatcher as object

  document   = ThisComponent.CurrentController.Frame
  dispatcher = createUnoService("com.sun.star.frame.DispatchHelper")

  dim args1(2) as new com.sun.star.beans.PropertyValue

  args1(0).Name = "URL"
  'update file location
  'TO-DO: -add: auto-identify location
  args1(0).Value = "file:///Users/Usbong/Documents/output/filename.csv"
  args1(1).Name = "FilterName"
  args1(1).Value = "Text - txt - csv (StarCalc)"
  args1(2).Name = "FilterOptions"
  args1(2).Value = "44,34,0,1,76,1"

  dispatcher.executeDispatch(document, ".uno:SaveAs", "", 0, args1())

  msgbox("Wakas.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